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6" draw:master-page-name="Master1-Layout1-title-Titelfolie" presentation:presentation-page-layout-name="Master1-PPL1" draw:id="Slide-256">
        <draw:frame draw:id="id63" presentation:style-name="a362" draw:name="Titel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57" text:class-names="">Jascha.vogel</text:span><text:span text:style-name="a358" text:class-names="">@</text:span><text:span text:style-name="a359" text:class-names="">stud.</text:span><text:span text:style-name="a360" text:class-names="">schule-kerns.ch</text:span></text:p>
          </draw:text-box>
          <svg:title/>
          <svg:desc/>
        </draw:frame>
        <draw:frame draw:id="id64" presentation:style-name="a363" draw:name="Untertitel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.05.2020</text:date></text:span></text:p>
        </draw:text-box>
        <svg:title/>
        <svg:desc/>
      </draw:frame>
      <draw:frame draw:id="id3" presentation:style-name="a28" draw:name="Fußzeilenplatzhalt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2">
      <draw:frame draw:id="id5" presentation:style-name="a36" draw:name="Titel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Mastertitelformat bearbeiten</text:span><text:span text:style-name="a34" text:class-names=""/></text:p>
        </draw:text-box>
        <svg:title/>
        <svg:desc/>
      </draw:frame>
      <draw:frame draw:id="id6" presentation:style-name="a40" draw:name="Untertitel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Master-Untertitelformat bearbeiten</text:span><text:span text:style-name="a38" text:class-names=""/></text:p>
        </draw:text-box>
        <svg:title/>
        <svg:desc/>
      </draw:frame>
      <draw:frame draw:id="id7" presentation:style-name="a44" draw:name="Datumsplatzhalt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.05.2020</text:date></text:span></text:p>
        </draw:text-box>
        <svg:title/>
        <svg:desc/>
      </draw:frame>
      <draw:frame draw:id="id8" presentation:style-name="a47" draw:name="Fußzeilenplatzhalt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Foliennummernplatzhalt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51">
      <draw:frame draw:id="id10" presentation:style-name="a55" draw:name="Titel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Mastertitelformat bearbeiten</text:span><text:span text:style-name="a53" text:class-names=""/></text:p>
        </draw:text-box>
        <svg:title/>
        <svg:desc/>
      </draw:frame>
      <draw:frame draw:id="id11" presentation:style-name="a72" draw:name="Inhaltsplatzhalt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astertextformat bearbeiten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Zweite Ebene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ünfte Ebene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umsplatzhalt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.05.2020</text:date></text:span></text:p>
        </draw:text-box>
        <svg:title/>
        <svg:desc/>
      </draw:frame>
      <draw:frame draw:id="id13" presentation:style-name="a79" draw:name="Fußzeilenplatzhalt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Foliennummernplatzhalt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83">
      <draw:frame draw:id="id15" presentation:style-name="a87" draw:name="Titel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6" presentation:style-name="a91" draw:name="Textplatzhalt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astertextformat bearbeiten</text:span></text:p>
            </text:list-item>
          </text:list>
        </draw:text-box>
        <svg:title/>
        <svg:desc/>
      </draw:frame>
      <draw:frame draw:id="id17" presentation:style-name="a95" draw:name="Datumsplatzhalt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.05.2020</text:date></text:span></text:p>
        </draw:text-box>
        <svg:title/>
        <svg:desc/>
      </draw:frame>
      <draw:frame draw:id="id18" presentation:style-name="a98" draw:name="Fußzeilenplatzhalt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Foliennummernplatzhalt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02">
      <draw:frame draw:id="id20" presentation:style-name="a106" draw:name="Titel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Mastertitelformat bearbeiten</text:span><text:span text:style-name="a104" text:class-names=""/></text:p>
        </draw:text-box>
        <svg:title/>
        <svg:desc/>
      </draw:frame>
      <draw:frame draw:id="id21" presentation:style-name="a123" draw:name="Inhaltsplatzhalt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astertextformat bearbeiten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Zweite Ebene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ünfte Ebene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Inhaltsplatzhalt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astertextformat bearbeite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Zweite Ebene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ünfte Ebene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umsplatzhalt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.05.2020</text:date></text:span></text:p>
        </draw:text-box>
        <svg:title/>
        <svg:desc/>
      </draw:frame>
      <draw:frame draw:id="id24" presentation:style-name="a147" draw:name="Fußzeilenplatzhalt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Foliennummernplatzhalt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51">
      <draw:frame draw:id="id26" presentation:style-name="a155" draw:name="Titel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Mastertitelformat bearbeiten</text:span><text:span text:style-name="a153" text:class-names=""/></text:p>
        </draw:text-box>
        <svg:title/>
        <svg:desc/>
      </draw:frame>
      <draw:frame draw:id="id27" presentation:style-name="a159" draw:name="Textplatzhalt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astertextformat bearbeiten</text:span></text:p>
            </text:list-item>
          </text:list>
        </draw:text-box>
        <svg:title/>
        <svg:desc/>
      </draw:frame>
      <draw:frame draw:id="id28" presentation:style-name="a176" draw:name="Inhaltsplatzhalt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astertext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platzhalt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astertextformat bearbeiten</text:span></text:p>
            </text:list-item>
          </text:list>
        </draw:text-box>
        <svg:title/>
        <svg:desc/>
      </draw:frame>
      <draw:frame draw:id="id30" presentation:style-name="a197" draw:name="Inhaltsplatzhalt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astertextformat bearbeiten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Zweite Ebene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ünfte Ebene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umsplatzhalt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.05.2020</text:date></text:span></text:p>
        </draw:text-box>
        <svg:title/>
        <svg:desc/>
      </draw:frame>
      <draw:frame draw:id="id32" presentation:style-name="a204" draw:name="Fußzeilenplatzhalt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Foliennummernplatzhalt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208">
      <draw:frame draw:id="id34" presentation:style-name="a212" draw:name="Titel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Mastertitelformat bearbeiten</text:span><text:span text:style-name="a210" text:class-names=""/></text:p>
        </draw:text-box>
        <svg:title/>
        <svg:desc/>
      </draw:frame>
      <draw:frame draw:id="id35" presentation:style-name="a216" draw:name="Datumsplatzhalt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.05.2020</text:date></text:span></text:p>
        </draw:text-box>
        <svg:title/>
        <svg:desc/>
      </draw:frame>
      <draw:frame draw:id="id36" presentation:style-name="a219" draw:name="Fußzeilenplatzhalt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Foliennummernplatzhalt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23">
      <draw:frame draw:id="id38" presentation:style-name="a227" draw:name="Datumsplatzhalt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.05.2020</text:date></text:span></text:p>
        </draw:text-box>
        <svg:title/>
        <svg:desc/>
      </draw:frame>
      <draw:frame draw:id="id39" presentation:style-name="a230" draw:name="Fußzeilenplatzhalt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Foliennummernplatzhalt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34">
      <draw:frame draw:id="id41" presentation:style-name="a238" draw:name="Titel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Mastertitelformat bearbeiten</text:span><text:span text:style-name="a236" text:class-names=""/></text:p>
        </draw:text-box>
        <svg:title/>
        <svg:desc/>
      </draw:frame>
      <draw:frame draw:id="id42" presentation:style-name="a255" draw:name="Inhaltsplatzhalt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astertextformat bearbeit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platzhalt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44" presentation:style-name="a263" draw:name="Datumsplatzhalt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.05.2020</text:date></text:span></text:p>
        </draw:text-box>
        <svg:title/>
        <svg:desc/>
      </draw:frame>
      <draw:frame draw:id="id45" presentation:style-name="a266" draw:name="Fußzeilenplatzhalt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Foliennummernplatzhalt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70">
      <draw:frame draw:id="id47" presentation:style-name="a274" draw:name="Titel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Mastertitelformat bearbeiten</text:span><text:span text:style-name="a272" text:class-names=""/></text:p>
        </draw:text-box>
        <svg:title/>
        <svg:desc/>
      </draw:frame>
      <draw:frame draw:id="id48" presentation:style-name="a277" draw:name="Bildplatzhalt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platzhalt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Mastertextformat bearbeiten</text:span></text:p>
            </text:list-item>
          </text:list>
        </draw:text-box>
        <svg:title/>
        <svg:desc/>
      </draw:frame>
      <draw:frame draw:id="id50" presentation:style-name="a285" draw:name="Datumsplatzhalt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.05.2020</text:date></text:span></text:p>
        </draw:text-box>
        <svg:title/>
        <svg:desc/>
      </draw:frame>
      <draw:frame draw:id="id51" presentation:style-name="a288" draw:name="Fußzeilenplatzhalt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Foliennummernplatzhalt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92">
      <draw:frame draw:id="id53" presentation:style-name="a296" draw:name="Titel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Mastertitelformat bearbeiten</text:span><text:span text:style-name="a294" text:class-names=""/></text:p>
        </draw:text-box>
        <svg:title/>
        <svg:desc/>
      </draw:frame>
      <draw:frame draw:id="id54" presentation:style-name="a313" draw:name="Vertikaler Textplatzhalt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Mastertextformat bearbeiten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Zweite Ebene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ünfte Ebene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umsplatzhalt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.05.2020</text:date></text:span></text:p>
        </draw:text-box>
        <svg:title/>
        <svg:desc/>
      </draw:frame>
      <draw:frame draw:id="id56" presentation:style-name="a320" draw:name="Fußzeilenplatzhalt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Foliennummernplatzhalt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24">
      <draw:frame draw:id="id58" presentation:style-name="a328" draw:name="Vertikaler Titel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Mastertitelformat bearbeiten</text:span><text:span text:style-name="a326" text:class-names=""/></text:p>
        </draw:text-box>
        <svg:title/>
        <svg:desc/>
      </draw:frame>
      <draw:frame draw:id="id59" presentation:style-name="a345" draw:name="Vertikaler Textplatzhalt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Mastertextformat bearbeiten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Zweite Ebene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ünfte Ebene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umsplatzhalt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.05.2020</text:date></text:span></text:p>
        </draw:text-box>
        <svg:title/>
        <svg:desc/>
      </draw:frame>
      <draw:frame draw:id="id61" presentation:style-name="a352" draw:name="Fußzeilenplatzhalt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Foliennummernplatzhalt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ascha.vogel@stun.schule-kerns.ch</dc:title>
    <meta:initial-creator>Vogel Jascha</meta:initial-creator>
    <dc:creator>Vogel Jascha</dc:creator>
    <meta:creation-date>2020-04-30T16:01:52Z</meta:creation-date>
    <dc:date>2020-05-01T07:01:35Z</dc:date>
    <meta:editing-cycles>1</meta:editing-cycles>
    <meta:editing-duration>PT0S</meta:editing-duration>
    <meta:document-statistic meta:paragraph-count="1" meta:word-count="9"/>
  </office:meta>
</office:document-meta>
</file>